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_0/content.xml"/>
  <manifest:file-entry manifest:media-type="text/xml" manifest:full-path="Object 0_0/styles.xml"/>
  <manifest:file-entry manifest:media-type="text/xml" manifest:full-path="Object 0_0/meta.xml"/>
  <manifest:file-entry manifest:media-type="application/vnd.oasis.opendocument.chart" manifest:full-path="Object 0_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865348816in"/>
    </style:style>
    <style:style style:name="ro1" style:family="table-row">
      <style:table-row-properties style:row-height="0.20833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linechart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/>
    <style:style style:name="ce22" style:family="table-cell" style:parent-style-name="Default" style:data-style-name="N-1">
      <style:table-cell-properties fo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fo:font-family="Calibri" style:font-family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S0_1" style:family="graphic">
      <style:graphic-properties/>
    </style:style>
  </office:automatic-styles>
  <office:body>
    <office:spreadsheet>
      <table:calculation-settings table:automatic-find-labels="false" table:use-regular-expressions="false" table:use-wildcards="true"/>
      <table:table table:name="linechar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Wiatr [m/s]</text:p>
          </table:table-cell>
          <table:table-cell table:style-name="ce21" office:value-type="string">
            <text:p>Moc wzorcowa [KW]</text:p>
          </table:table-cell>
          <table:table-cell table:style-name="ce21" office:value-type="string">
            <text:p>Moc rzeczywista [KW]</text:p>
          </table:table-cell>
          <table:table-cell table:style-name="ce21" office:value-type="string">
            <text:p>Różnica (wzorcowa-rzeczywista) [KW]</text:p>
          </table:table-cell>
          <table:table-cell table:number-columns-repeated="1020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0.5">
            <text:p>0.5</text:p>
          </table:table-cell>
          <table:table-cell table:style-name="ce21" office:value-type="float" office:value="-1">
            <text:p>-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22727272727272728">
            <text:p>0.022727273</text:p>
          </table:table-cell>
          <table:table-cell table:style-name="ce21" office:value-type="float" office:value="-0.022727272727272728">
            <text:p>-0.022727273</text:p>
          </table:table-cell>
          <table:table-cell/>
          <table:table-cell>
            <draw:frame table:end-cell-address="linechart.AE51" svg:x="0cm" svg:y="0cm" svg:width="42.33cm" svg:height="23.81cm" draw:z-index="0" draw:name="Diagramm0" draw:style-name="S0_1">
              <draw:object xlink:href="Object 0_0/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1" office:value-type="float" office:value="2.5">
            <text:p>2.5</text:p>
          </table:table-cell>
          <table:table-cell table:style-name="ce21" office:value-type="float" office:value="1.14">
            <text:p>1.14</text:p>
          </table:table-cell>
          <table:table-cell table:style-name="ce21" office:value-type="float" office:value="2.045454545454545">
            <text:p>2.045454545</text:p>
          </table:table-cell>
          <table:table-cell table:style-name="ce21" office:value-type="float" office:value="-0.9054545454545451">
            <text:p>-0.905454545</text:p>
          </table:table-cell>
          <table:table-cell table:number-columns-repeated="1020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1" office:value-type="float" office:value="4.37">
            <text:p>4.37</text:p>
          </table:table-cell>
          <table:table-cell table:style-name="ce21" office:value-type="float" office:value="4.803703703703705">
            <text:p>4.803703704</text:p>
          </table:table-cell>
          <table:table-cell table:style-name="ce21" office:value-type="float" office:value="-0.4337037037037046">
            <text:p>-0.433703704</text:p>
          </table:table-cell>
          <table:table-cell table:number-columns-repeated="1020"/>
        </table:table-row>
        <table:table-row table:style-name="ro1">
          <table:table-cell table:style-name="ce21" office:value-type="float" office:value="3.5">
            <text:p>3.5</text:p>
          </table:table-cell>
          <table:table-cell table:style-name="ce21" office:value-type="float" office:value="10.64">
            <text:p>10.64</text:p>
          </table:table-cell>
          <table:table-cell table:style-name="ce21" office:value-type="float" office:value="9.016216216216216">
            <text:p>9.016216216</text:p>
          </table:table-cell>
          <table:table-cell table:style-name="ce21" office:value-type="float" office:value="1.623783783783784">
            <text:p>1.623783784</text:p>
          </table:table-cell>
          <table:table-cell table:number-columns-repeated="1020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1" office:value-type="float" office:value="18.87">
            <text:p>18.87</text:p>
          </table:table-cell>
          <table:table-cell table:style-name="ce21" office:value-type="float" office:value="14.451612903225808">
            <text:p>14.4516129</text:p>
          </table:table-cell>
          <table:table-cell table:style-name="ce21" office:value-type="float" office:value="4.418387096774193">
            <text:p>4.418387097</text:p>
          </table:table-cell>
          <table:table-cell table:number-columns-repeated="1020"/>
        </table:table-row>
        <table:table-row table:style-name="ro1">
          <table:table-cell table:style-name="ce21" office:value-type="float" office:value="4.5">
            <text:p>4.5</text:p>
          </table:table-cell>
          <table:table-cell table:style-name="ce21" office:value-type="float" office:value="29.77">
            <text:p>29.77</text:p>
          </table:table-cell>
          <table:table-cell table:style-name="ce21" office:value-type="float" office:value="22.221999999999998">
            <text:p>22.222</text:p>
          </table:table-cell>
          <table:table-cell table:style-name="ce21" office:value-type="float" office:value="7.548000000000002">
            <text:p>7.548</text:p>
          </table:table-cell>
          <table:table-cell table:number-columns-repeated="1020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40.39">
            <text:p>40.39</text:p>
          </table:table-cell>
          <table:table-cell table:style-name="ce21" office:value-type="float" office:value="32.48142857142858">
            <text:p>32.48142857</text:p>
          </table:table-cell>
          <table:table-cell table:style-name="ce21" office:value-type="float" office:value="7.90857142857142">
            <text:p>7.908571429</text:p>
          </table:table-cell>
          <table:table-cell table:number-columns-repeated="1020"/>
        </table:table-row>
        <table:table-row table:style-name="ro1">
          <table:table-cell table:style-name="ce21" office:value-type="float" office:value="5.5">
            <text:p>5.5</text:p>
          </table:table-cell>
          <table:table-cell table:style-name="ce21" office:value-type="float" office:value="52.85">
            <text:p>52.85</text:p>
          </table:table-cell>
          <table:table-cell table:style-name="ce21" office:value-type="float" office:value="44.62272727272728">
            <text:p>44.62272727</text:p>
          </table:table-cell>
          <table:table-cell table:style-name="ce21" office:value-type="float" office:value="8.22727272727272">
            <text:p>8.227272727</text:p>
          </table:table-cell>
          <table:table-cell table:number-columns-repeated="1020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 office:value-type="float" office:value="69.36">
            <text:p>69.36</text:p>
          </table:table-cell>
          <table:table-cell table:style-name="ce21" office:value-type="float" office:value="58.33766233766236">
            <text:p>58.33766234</text:p>
          </table:table-cell>
          <table:table-cell table:style-name="ce21" office:value-type="float" office:value="11.022337662337641">
            <text:p>11.02233766</text:p>
          </table:table-cell>
          <table:table-cell table:number-columns-repeated="1020"/>
        </table:table-row>
        <table:table-row table:style-name="ro1">
          <table:table-cell table:style-name="ce21" office:value-type="float" office:value="6.5">
            <text:p>6.5</text:p>
          </table:table-cell>
          <table:table-cell table:style-name="ce21" office:value-type="float" office:value="88.02">
            <text:p>88.02</text:p>
          </table:table-cell>
          <table:table-cell table:style-name="ce21" office:value-type="float" office:value="76.10285714285715">
            <text:p>76.10285714</text:p>
          </table:table-cell>
          <table:table-cell table:style-name="ce21" office:value-type="float" office:value="11.91714285714285">
            <text:p>11.91714286</text:p>
          </table:table-cell>
          <table:table-cell table:number-columns-repeated="1020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1" office:value-type="float" office:value="112.19">
            <text:p>112.19</text:p>
          </table:table-cell>
          <table:table-cell table:style-name="ce21" office:value-type="float" office:value="98.85641025641024">
            <text:p>98.85641026</text:p>
          </table:table-cell>
          <table:table-cell table:style-name="ce21" office:value-type="float" office:value="13.333589743589755">
            <text:p>13.33358974</text:p>
          </table:table-cell>
          <table:table-cell table:number-columns-repeated="1020"/>
        </table:table-row>
        <table:table-row table:style-name="ro1">
          <table:table-cell table:style-name="ce21" office:value-type="float" office:value="7.5">
            <text:p>7.5</text:p>
          </table:table-cell>
          <table:table-cell table:style-name="ce21" office:value-type="float" office:value="134.67">
            <text:p>134.67</text:p>
          </table:table-cell>
          <table:table-cell table:style-name="ce21" office:value-type="float" office:value="121.64210526315786">
            <text:p>121.6421053</text:p>
          </table:table-cell>
          <table:table-cell table:style-name="ce21" office:value-type="float" office:value="13.027894736842129">
            <text:p>13.02789474</text:p>
          </table:table-cell>
          <table:table-cell table:number-columns-repeated="1020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165.38">
            <text:p>165.38</text:p>
          </table:table-cell>
          <table:table-cell table:style-name="ce21" office:value-type="float" office:value="152.66363636363627">
            <text:p>152.6636364</text:p>
          </table:table-cell>
          <table:table-cell table:style-name="ce21" office:value-type="float" office:value="12.716363636363724">
            <text:p>12.71636364</text:p>
          </table:table-cell>
          <table:table-cell table:number-columns-repeated="1020"/>
        </table:table-row>
        <table:table-row table:style-name="ro1">
          <table:table-cell table:style-name="ce21" office:value-type="float" office:value="8.5">
            <text:p>8.5</text:p>
          </table:table-cell>
          <table:table-cell table:style-name="ce21" office:value-type="float" office:value="197.08">
            <text:p>197.08</text:p>
          </table:table-cell>
          <table:table-cell table:style-name="ce21" office:value-type="float" office:value="186.9294117647059">
            <text:p>186.9294118</text:p>
          </table:table-cell>
          <table:table-cell table:style-name="ce21" office:value-type="float" office:value="10.150588235294123">
            <text:p>10.15058824</text:p>
          </table:table-cell>
          <table:table-cell table:number-columns-repeated="1020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236.89">
            <text:p>236.89</text:p>
          </table:table-cell>
          <table:table-cell table:style-name="ce21" office:value-type="float" office:value="222.19090909090903">
            <text:p>222.1909091</text:p>
          </table:table-cell>
          <table:table-cell table:style-name="ce21" office:value-type="float" office:value="14.699090909090955">
            <text:p>14.69909091</text:p>
          </table:table-cell>
          <table:table-cell table:number-columns-repeated="1020"/>
        </table:table-row>
        <table:table-row table:style-name="ro1">
          <table:table-cell table:style-name="ce21" office:value-type="float" office:value="9.5">
            <text:p>9.5</text:p>
          </table:table-cell>
          <table:table-cell table:style-name="ce21" office:value-type="float" office:value="279.46">
            <text:p>279.46</text:p>
          </table:table-cell>
          <table:table-cell table:style-name="ce21" office:value-type="float" office:value="263.6411764705883">
            <text:p>263.6411765</text:p>
          </table:table-cell>
          <table:table-cell table:style-name="ce21" office:value-type="float" office:value="15.818823529411702">
            <text:p>15.81882353</text:p>
          </table:table-cell>
          <table:table-cell table:number-columns-repeated="1020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94.4111111111111">
            <text:p>294.4111111</text:p>
          </table:table-cell>
          <table:table-cell table:style-name="ce21" office:value-type="float" office:value="33.5888888888889">
            <text:p>33.58888889</text:p>
          </table:table-cell>
          <table:table-cell table:number-columns-repeated="1020"/>
        </table:table-row>
        <table:table-row table:style-name="ro1">
          <table:table-cell table:style-name="ce21" office:value-type="float" office:value="10.5">
            <text:p>10.5</text:p>
          </table:table-cell>
          <table:table-cell table:style-name="ce21" office:value-type="float" office:value="362.93">
            <text:p>362.93</text:p>
          </table:table-cell>
          <table:table-cell table:style-name="ce21" office:value-type="float" office:value="333.53333333333336">
            <text:p>333.5333333</text:p>
          </table:table-cell>
          <table:table-cell table:style-name="ce21" office:value-type="float" office:value="29.396666666666647">
            <text:p>29.39666667</text:p>
          </table:table-cell>
          <table:table-cell table:number-columns-repeated="1020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21" office:value-type="float" office:value="396.64">
            <text:p>396.64</text:p>
          </table:table-cell>
          <table:table-cell table:style-name="ce21" office:value-type="float" office:value="317.44444444444446">
            <text:p>317.4444444</text:p>
          </table:table-cell>
          <table:table-cell table:style-name="ce21" office:value-type="float" office:value="79.19555555555553">
            <text:p>79.19555556</text:p>
          </table:table-cell>
          <table:table-cell table:number-columns-repeated="1020"/>
        </table:table-row>
        <table:table-row table:style-name="ro1">
          <table:table-cell table:style-name="ce21" office:value-type="float" office:value="11.5">
            <text:p>11.5</text:p>
          </table:table-cell>
          <table:table-cell table:style-name="ce21" office:value-type="float" office:value="435.27">
            <text:p>435.27</text:p>
          </table:table-cell>
          <table:table-cell table:style-name="ce21" office:value-type="float" office:value="304.8111111111111">
            <text:p>304.8111111</text:p>
          </table:table-cell>
          <table:table-cell table:style-name="ce21" office:value-type="float" office:value="130.4588888888889">
            <text:p>130.4588889</text:p>
          </table:table-cell>
          <table:table-cell table:number-columns-repeated="1020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21" office:value-type="float" office:value="465.15">
            <text:p>465.15</text:p>
          </table:table-cell>
          <table:table-cell table:style-name="ce21" office:value-type="float" office:value="430.3625">
            <text:p>430.3625</text:p>
          </table:table-cell>
          <table:table-cell table:style-name="ce21" office:value-type="float" office:value="34.787499999999966">
            <text:p>34.7875</text:p>
          </table:table-cell>
          <table:table-cell table:number-columns-repeated="1020"/>
        </table:table-row>
        <table:table-row table:style-name="ro1">
          <table:table-cell table:style-name="ce21" office:value-type="float" office:value="12.5">
            <text:p>12.5</text:p>
          </table:table-cell>
          <table:table-cell table:style-name="ce21" office:value-type="float" office:value="483.63">
            <text:p>483.63</text:p>
          </table:table-cell>
          <table:table-cell table:style-name="ce21" office:value-type="float" office:value="465.5375">
            <text:p>465.5375</text:p>
          </table:table-cell>
          <table:table-cell table:style-name="ce21" office:value-type="float" office:value="18.092499999999973">
            <text:p>18.0925</text:p>
          </table:table-cell>
          <table:table-cell table:number-columns-repeated="1020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21" office:value-type="float" office:value="495.95">
            <text:p>495.95</text:p>
          </table:table-cell>
          <table:table-cell table:style-name="ce21" office:value-type="float" office:value="488.8">
            <text:p>488.8</text:p>
          </table:table-cell>
          <table:table-cell table:style-name="ce21" office:value-type="float" office:value="7.149999999999977">
            <text:p>7.15</text:p>
          </table:table-cell>
          <table:table-cell table:number-columns-repeated="1020"/>
        </table:table-row>
        <table:table-row table:style-name="ro1">
          <table:table-cell table:style-name="ce21" office:value-type="float" office:value="13.5">
            <text:p>13.5</text:p>
          </table:table-cell>
          <table:table-cell table:style-name="ce21" office:value-type="float" office:value="497.98">
            <text:p>497.98</text:p>
          </table:table-cell>
          <table:table-cell table:style-name="ce21" office:value-type="float" office:value="477.55">
            <text:p>477.55</text:p>
          </table:table-cell>
          <table:table-cell table:style-name="ce21" office:value-type="float" office:value="20.430000000000007">
            <text:p>20.43</text:p>
          </table:table-cell>
          <table:table-cell table:number-columns-repeated="1020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93.79999999999995">
            <text:p>493.8</text:p>
          </table:table-cell>
          <table:table-cell table:style-name="ce21" office:value-type="float" office:value="6.2000000000000455">
            <text:p>6.2</text:p>
          </table:table-cell>
          <table:table-cell table:number-columns-repeated="1020"/>
        </table:table-row>
        <table:table-row table:style-name="ro1">
          <table:table-cell table:style-name="ce21" office:value-type="float" office:value="14.5">
            <text:p>14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65.8">
            <text:p>465.8</text:p>
          </table:table-cell>
          <table:table-cell table:style-name="ce21" office:value-type="float" office:value="34.19999999999999">
            <text:p>34.2</text:p>
          </table:table-cell>
          <table:table-cell table:number-columns-repeated="1020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4">
            <text:p>505.4</text:p>
          </table:table-cell>
          <table:table-cell table:style-name="ce21" office:value-type="float" office:value="-5.399999999999977">
            <text:p>-5.4</text:p>
          </table:table-cell>
          <table:table-cell table:number-columns-repeated="1020"/>
        </table:table-row>
        <table:table-row table:style-name="ro1">
          <table:table-cell table:style-name="ce21" office:value-type="float" office:value="15.5">
            <text:p>15.5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3.54999999999995">
            <text:p>503.55</text:p>
          </table:table-cell>
          <table:table-cell table:style-name="ce21" office:value-type="float" office:value="-3.5499999999999545">
            <text:p>-3.55</text:p>
          </table:table-cell>
          <table:table-cell table:number-columns-repeated="1020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25">
            <text:p>505.25</text:p>
          </table:table-cell>
          <table:table-cell table:style-name="ce21" office:value-type="float" office:value="-5.25">
            <text:p>-5.25</text:p>
          </table:table-cell>
          <table:table-cell table:number-columns-repeated="1020"/>
        </table:table-row>
        <table:table-row table:style-name="ro1">
          <table:table-cell table:style-name="ce21" office:value-type="float" office:value="16.5">
            <text:p>16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05.6">
            <text:p>505.6</text:p>
          </table:table-cell>
          <table:table-cell table:style-name="ce21" office:value-type="float" office:value="-5.600000000000023">
            <text:p>-5.6</text:p>
          </table:table-cell>
          <table:table-cell table:number-columns-repeated="1020"/>
        </table:table-row>
        <table:table-row table:style-name="ro1">
          <table:table-cell table:style-name="ce21" office:value-type="float" office:value="17.5">
            <text:p>17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8.5">
            <text:p>18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19.5">
            <text:p>19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0.5">
            <text:p>20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1.5">
            <text:p>21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2.5">
            <text:p>22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3.5">
            <text:p>23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table:style-name="ce21" office:value-type="float" office:value="24.5">
            <text:p>24.5</text:p>
          </table:table-cell>
          <table:table-cell table:style-name="ce21" office:value-type="float" office:value="500">
            <text:p>500</text:p>
          </table:table-cell>
          <table:table-cell table:number-columns-repeated="1022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>
          <table:table-cell table:number-columns-repeated="1024"/>
        </table:table-row>
        <table:table-row table:style-name="ro2">
          <table:table-cell table:style-name="ce22" office:value-type="string">
            <text:p>Evaluation Only. Created with Aspose.Cells for Java.Copyright 2003 - 2024 Aspose Pty Ltd.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  </number:text>
    </number:number-style>
    <number:number-style style:name="N41P1" style:volatile="true">
      <number:text>- </number:text>
      <number:number number:decimal-places="0" number:min-integer-digits="1" number:grouping="true"/>
      <number:text>     </number:text>
    </number:number-style>
    <number:text-style style:name="N41P2" style:volatile="true">
      <number:text>  -  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PLN </number:text>
    </number:number-style>
    <number:number-style style:name="N42P1" style:volatile="true">
      <number:text>- </number:text>
      <number:number number:decimal-places="0" number:min-integer-digits="1" number:grouping="true"/>
      <number:text> PLN </number:text>
    </number:number-style>
    <number:text-style style:name="N42P2" style:volatile="true">
      <number:text>  - PLN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  </number:text>
    </number:number-style>
    <number:number-style style:name="N43P1" style:volatile="true">
      <number:text>- </number:text>
      <number:number number:decimal-places="0" number:min-integer-digits="1" number:grouping="true"/>
      <number:text>     </number:text>
    </number:number-style>
    <number:text-style style:name="N43P2" style:volatile="true">
      <number:text>  -  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PLN </number:text>
    </number:number-style>
    <number:number-style style:name="N44P1" style:volatile="true">
      <number:text>- </number:text>
      <number:number number:decimal-places="0" number:min-integer-digits="1" number:grouping="true"/>
      <number:text> PLN </number:text>
    </number:number-style>
    <number:text-style style:name="N44P2" style:volatile="true">
      <number:text>  - PLN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fo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nechart" style:display-name="PageStyle_line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  <meta:initial-creator>Apache POI</meta:initial-creator>
    <meta:creation-date>2024-05-03T10:26:02Z</meta:creation-date>
  </office:meta>
</office:document-meta>
</file>

<file path=Object 0_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loext="urn:org:documentfoundation:names:experimental:office:xmlns:loext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458333333333334cm" draw:fill-color="#ffffff"/>
    </style:style>
    <style:style style:name="ch2" style:family="chart">
      <style:chart-properties chart:auto-position="true"/>
      <style:graphic-properties draw:stroke="none" draw:fill="none"/>
      <style:text-properties fo:color="#000000" fo:font-family="Calibri" fo:font-size="10pt" style:font-size-asian="10pt" style:font-size-complex="10pt"/>
    </style:style>
    <style:style style:name="ch3" style:family="chart">
      <style:chart-properties chart:treat-empty-cells="leave-gap" chart:include-hidden-cells="false"/>
      <style:graphic-properties draw:stroke="none" draw:fill-color="#ffffff"/>
    </style:style>
    <style:style style:name="ch4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5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6" style:family="chart">
      <style:chart-properties chart:reverse-direction="false" chart:logarithmic="false" text:line-break="false" chart:text-overlap="true" chart:tick-marks-minor-inner="false" chart:tick-marks-minor-outer="false" chart:tick-marks-major-inner="true" chart:tick-marks-major-outer="true" chart:display-label="true" style:rotation-angle="0"/>
      <style:graphic-properties draw:stroke="solid" svg:stroke-width="0.017638888888888888cm"/>
      <style:text-properties fo:color="#000000" fo:font-family="Calibri" fo:font-size="10pt" style:font-size-asian="10pt" style:font-size-complex="10pt"/>
    </style:style>
    <style:style style:name="ch7" style:family="chart">
      <style:graphic-properties draw:stroke="none" draw:fill="none"/>
      <style:text-properties fo:color="#000000" fo:font-family="Calibri" fo:font-weight="bold" style:font-weight-asian="bold" style:font-weight-complex="bold" fo:font-size="10pt" style:font-size-asian="10pt" style:font-size-complex="10pt"/>
    </style:style>
    <style:style style:name="ch8" style:family="chart">
      <style:chart-properties chart:symbol-name="hourglass" chart:symbol-type="named-symbol" chart:symbol-width="0.0729in" chart:symbol-height="0.0729in"/>
      <style:graphic-properties draw:stroke="solid" svg:stroke-width="0.079375cm"/>
    </style:style>
    <style:style style:name="ch9" style:family="chart">
      <style:chart-properties chart:symbol-name="square" chart:symbol-type="named-symbol" chart:symbol-width="0.0729in" chart:symbol-height="0.0729in"/>
      <style:graphic-properties draw:stroke="solid" svg:stroke-width="0.079375cm" draw:fill-color="#ed7d31" draw:fill="none"/>
    </style:style>
    <style:style style:name="ch10" style:family="chart">
      <style:chart-properties chart:symbol-name="arrow-up" chart:symbol-type="named-symbol" chart:symbol-width="0.0729in" chart:symbol-height="0.0729in"/>
      <style:graphic-properties draw:stroke="solid" svg:stroke-width="0.079375cm" draw:fill-color="#a5a5a5" draw:fill="none"/>
    </style:style>
  </office:automatic-styles>
  <office:body>
    <office:chart>
      <chart:chart svg:width="42.33cm" svg:height="23.81cm" chart:class="chart:line" chart:style-name="ch1">
        <chart:legend chart:legend-position="top-end" svg:x="14.83in" svg:y="0.1in" chart:style-name="ch2"/>
        <chart:plot-area table:cell-range-address="linechart.B2:.B51 linechart.C2:.C51 linechart.D2:.D51" svg:x="1.04cm" svg:width="36.41cm" svg:y="2.3cm" svg:height="20.48cm" chart:style-name="ch3">
          <chart:axis chart:name="primary-x" chart:dimension="x" chart:style-name="ch4">
            <chart:categories table:cell-range-address="linechart.A2:.A51"/>
            <chart:title chart:style-name="ch5">
              <text:p>wiatr [m/s]</text:p>
            </chart:title>
          </chart:axis>
          <chart:axis chart:name="primary-y" chart:dimension="y" chart:style-name="ch6">
            <chart:title chart:style-name="ch7">
              <text:p>moc [KW]</text:p>
            </chart:title>
          </chart:axis>
          <chart:series chart:values-cell-range-address="linechart.B2:.B51" loext:label-string="Moc wzorcowa [KW]" chart:style-name="ch8"/>
          <chart:series chart:values-cell-range-address="linechart.C2:.C51" loext:label-string="Moc rzeczywista [KW]" chart:style-name="ch9"/>
          <chart:series chart:values-cell-range-address="linechart.D2:.D51" loext:label-string="Różnica mocy [KW]" chart:style-name="ch10"/>
          <chart:wall chart:style-name="ch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c wzorcowa [KW]</text:p>
              </table:table-cell>
              <table:table-cell office:value-type="string">
                <text:p>Moc rzeczywista [KW]</text:p>
              </table:table-cell>
              <table:table-cell office:value-type="string">
                <text:p>Różnica mocy [KW]</text:p>
              </table:table-cell>
            </table:table-row>
          </table:table-header-rows>
        </table:table>
      </chart:chart>
    </office:chart>
  </office:body>
</office:document-content>
</file>

<file path=Object 0_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Apache POI</meta:generator>
  </office:meta>
</office:document-meta>
</file>

<file path=Object 0_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 office:version="1.2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